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40000034B1DAFB2898938731B.png" manifest:media-type="image/png"/>
  <manifest:file-entry manifest:full-path="Pictures/1000000000000253000001576AC6F835A225BB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1.115cm" svg:y="-1.577cm" svg:width="14.93cm" svg:height="20.985cm" draw:z-index="0"><draw:image xlink:href="Pictures/10000000000002740000034B1DAFB2898938731B.png" xlink:type="simple" xlink:show="embed" xlink:actuate="onLoad" loext:mime-type="image/png"/></draw:frame><draw:frame draw:style-name="fr1" draw:name="Изображение2" text:anchor-type="char" svg:x="1.575cm" svg:y="18.747cm" svg:width="13.864cm" svg:height="7.992cm" draw:z-index="1"><draw:image xlink:href="Pictures/1000000000000253000001576AC6F835A225BB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12T17:23:47.959000000</meta:creation-date>
    <dc:date>2023-03-12T17:27:08.193000000</dc:date>
    <meta:editing-duration>PT3M20S</meta:editing-duration>
    <meta:editing-cycles>1</meta:editing-cycles>
    <meta:generator>LibreOffice/6.4.2.2$Windows_x86 LibreOffice_project/4e471d8c02c9c90f512f7f9ead8875b57fcb1ec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